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1" svg:font-family="'Courier New'" style:font-family-generic="modern" style:font-pitch="variable"/>
    <style:font-face style:name="Courier New" svg:font-family="'Courier New'" style:font-adornments="Italic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harp Sans No1" svg:font-family="'Sharp Sans No1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Sharp Sans No1" fo:font-style="italic" style:font-style-asian="italic" style:font-style-complex="italic"/>
    </style:style>
    <style:style style:name="P2" style:family="paragraph" style:parent-style-name="Header">
      <style:paragraph-properties fo:text-align="end" style:justify-single-word="false"/>
      <style:text-properties style:font-name="Courier New1" fo:font-style="italic" style:font-style-asian="italic" style:font-style-complex="italic"/>
    </style:style>
    <style:style style:name="P3" style:family="paragraph" style:parent-style-name="Text_20_body" style:list-style-name="L1">
      <style:paragraph-properties fo:margin-left="1.9693in" fo:margin-right="0in" fo:text-indent="-0.25in" style:auto-text-indent="false"/>
    </style:style>
    <style:style style:name="P4" style:family="paragraph" style:parent-style-name="Text_20_body">
      <style:paragraph-properties fo:margin-left="1.9693in" fo:margin-right="0in" fo:text-indent="-0.25in" style:auto-text-indent="false"/>
      <style:text-properties style:font-name="Courier New1" fo:font-size="11pt" style:font-size-asian="11pt" style:font-size-complex="11pt"/>
    </style:style>
    <style:style style:name="P5" style:family="paragraph" style:parent-style-name="Text_20_body" style:list-style-name="L1">
      <style:paragraph-properties fo:margin-left="1.9693in" fo:margin-right="0in" fo:text-indent="-0.25in" style:auto-text-indent="false"/>
      <style:text-properties style:font-name="Courier New1" fo:font-size="11pt" style:font-size-asian="11pt" style:font-size-complex="11pt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Courier New1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font-name="Courier New1" fo:font-size="11pt" style:font-size-asian="11pt" style:font-size-complex="11pt"/>
    </style:style>
    <style:style style:name="P8" style:family="paragraph" style:parent-style-name="Text_20_body">
      <style:paragraph-properties fo:margin-left="0.9846in" fo:margin-right="0in" fo:text-align="start" style:justify-single-word="false" fo:text-indent="0in" style:auto-text-indent="false"/>
      <style:text-properties style:font-name="Courier New1" fo:font-size="11pt" style:font-size-asian="11pt" style:font-size-complex="11pt"/>
    </style:style>
    <style:style style:name="P9" style:family="paragraph" style:parent-style-name="Text_20_body">
      <style:paragraph-properties fo:margin-left="2.9543in" fo:margin-right="0in" fo:text-indent="0in" style:auto-text-indent="false"/>
      <style:text-properties style:font-name="Courier New1" fo:font-size="11pt" style:font-size-asian="11pt" style:font-size-complex="11pt"/>
    </style:style>
    <style:style style:name="T1" style:family="text">
      <style:text-properties style:font-name="Sharp Sans No1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[Company] strives to advance the Open Source cause by sponsoring Open Source contributions by the company employees on their own time.</text:p>
      <text:p text:style-name="P8">These contributions are entirely voluntary and are not related to any company projects, or the work in general. The purpose of the sponsorship program is to sponsor hobby contributions to a good cause.</text:p>
      <text:p text:style-name="P8">The details for the sponsorship process and limitations are available in the company intranet. </text:p>
      <text:p text:style-name="P9"/>
      <text:list xml:id="list6481493715547527396" text:style-name="L1">
        <text:list-item>
          <text:p text:style-name="P3"><text:span text:style-name="T3">The Open Source projects need to have a license approved by the Open Source Initiative (OSI). The approved licenses are listed at: </text:span><text:a xlink:type="simple" xlink:href="http://opensource.org/licenses/" text:style-name="Internet_20_link" text:visited-style-name="Visited_20_Internet_20_Link"><text:span text:style-name="T3">http://opensource.org/licenses/</text:span></text:a></text:p>
        </text:list-item>
        <text:list-item>
          <text:p text:style-name="P5">The contributions are reported by sending an email with appropriate information. This information can be made public.</text:p>
        </text:list-item>
        <text:list-item>
          <text:p text:style-name="P5">The sponsorship program has a trial period. The <text:s/>program may end after the trial.</text:p>
        </text:list-item>
        <text:list-item>
          <text:p text:style-name="P5">The sponsorship program has a budget cap tied to a time period. If the budget cap is reached, sponsorship may be suspended. </text:p>
        </text:list-item>
        <text:list-item>
          <text:p text:style-name="P5">Part-time employees receive a pro rata compensation. <text:s/></text:p>
        </text:list-item>
        <text:list-item>
          <text:p text:style-name="P5">There is a limit to the maximum hours per month, per employee, that can be sponsored.</text:p>
        </text:list-item>
        <text:list-item>
          <text:p text:style-name="P5">The hourly sponsorship is a flat euro sum, not relative to salary. <text:s/></text:p>
        </text:list-item>
        <text:list-item>
          <text:p text:style-name="P5">The hobby bonus will be paid with the salary. </text:p>
        </text:list-item>
        <text:list-item>
          <text:p text:style-name="P5">[Company] has no claims to any intellectual property created by the sponsored contributions.</text:p>
        </text:list-item>
        <text:list-item>
          <text:p text:style-name="P5">The employee has no legal claim to the perpetuation of this sponsorship and its compensation.</text:p>
        </text:list-item>
      </text:list>
      <text:p text:style-name="P4"/>
      <text:p text:style-name="P7"><text:tab/><text:tab/><text:tab/><text:tab/><text:tab/><text:tab/>I understand and accept the program details </text:p>
      <text:p text:style-name="P7"/>
      <text:p text:style-name="P7"><text:tab/><text:tab/><text:tab/><text:tab/><text:tab/><text:tab/><text:tab/><text:tab/>_________<text:tab/>__________________</text:p>
      <text:p text:style-name="P7"><text:tab/><text:tab/><text:tab/><text:tab/><text:tab/><text:tab/><text:tab/><text:tab/>Date<text:tab/><text:tab/>Place</text:p>
      <text:p text:style-name="P7"/>
      <text:p text:style-name="P7"/>
      <text:p text:style-name="P7"/>
      <text:p text:style-name="P7"><text:tab/><text:tab/><text:tab/><text:tab/><text:tab/><text:tab/><text:tab/><text:tab/>______________________________</text:p>
      <text:p text:style-name="P7"><text:tab/><text:tab/><text:tab/><text:tab/><text:tab/><text:tab/><text:tab/><text:tab/>Full name and 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1" svg:font-family="'Courier New'" style:font-family-generic="modern" style:font-pitch="variable"/>
    <style:font-face style:name="Courier New" svg:font-family="'Courier New'" style:font-adornments="Italic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harp Sans No1" svg:font-family="'Sharp Sans No1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Sharp Sans No1" fo:font-style="italic" style:font-style-asian="italic" style:font-style-complex="italic"/>
    </style:style>
    <style:style style:name="MP2" style:family="paragraph" style:parent-style-name="Header">
      <style:paragraph-properties fo:text-align="end" style:justify-single-word="false"/>
      <style:text-properties style:font-name="Courier New1"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Open Source Sponsorship Agree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9T21:39:20</meta:creation-date>
    <dc:date>2014-11-17T17:03:33</dc:date>
    <meta:editing-duration>P7DT9H14M58S</meta:editing-duration>
    <meta:editing-cycles>7</meta:editing-cycles>
    <meta:generator>OpenOffice/4.1.1$Unix OpenOffice.org_project/411m6$Build-9775</meta:generator>
    <meta:document-statistic meta:table-count="0" meta:image-count="0" meta:object-count="0" meta:page-count="1" meta:paragraph-count="19" meta:word-count="246" meta:character-count="1569"/>
  </office:meta>
</office:document-meta>
</file>